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Preformatted_20_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style:writing-mode="lr-tb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Preformatted_20_Text">
      <style:paragraph-properties fo:margin-top="0cm" fo:margin-bottom="0.499cm" loext:contextual-spacing="false" style:writing-mode="lr-tb"/>
    </style:style>
    <style:style style:name="P6" style:family="paragraph" style:parent-style-name="Standard">
      <style:text-properties officeooo:rsid="0018c55a" officeooo:paragraph-rsid="0018c55a"/>
    </style:style>
    <style:style style:name="P7" style:family="paragraph" style:parent-style-name="Standard">
      <style:text-properties fo:font-weight="bold" officeooo:rsid="0018c55a" officeooo:paragraph-rsid="0018c55a" style:font-weight-asian="bold" style:font-weight-complex="bold"/>
    </style:style>
    <style:style style:name="P8" style:family="paragraph" style:parent-style-name="Standard">
      <style:text-properties fo:font-size="11pt" fo:font-style="normal" fo:font-weight="normal" officeooo:rsid="0018c55a" officeooo:paragraph-rsid="0018c55a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>
      <style:text-properties officeooo:rsid="0018c55a" officeooo:paragraph-rsid="0018c55a"/>
    </style:style>
    <style:style style:name="P13" style:family="paragraph" style:parent-style-name="Text_20_body">
      <style:text-properties fo:font-weight="bold" officeooo:rsid="0018c55a" officeooo:paragraph-rsid="0018c55a" style:font-weight-asian="bold" style:font-weight-complex="bold"/>
    </style:style>
    <style:style style:name="P14" style:family="paragraph" style:parent-style-name="Text_20_body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A QUE EL HEADE Y EL FOOTER SE CARGUEN PRIMERO Y SE LEA EN LECOTRES DE PANTALLA: </text:p>
      <text:p text:style-name="Standard"/>
      <text:p text:style-name="P6">1.Frameworks: </text:p>
      <text:p text:style-name="P13"><text:span text:style-name="Strong_20_Emphasis">Frameworks y Generadores de Sitios Estáticos:</text:span></text:p>
      <text:list xml:id="list389967841" text:style-name="L4">
        <text:list-item>
          <text:p text:style-name="P16"><text:span text:style-name="Strong_20_Emphasis">Descripción:</text:span> Utiliza frameworks como <text:span text:style-name="Strong_20_Emphasis">Jekyll</text:span>, <text:span text:style-name="Strong_20_Emphasis">Hugo</text:span>, <text:span text:style-name="Strong_20_Emphasis">Next.js</text:span> o <text:span text:style-name="Strong_20_Emphasis">Gatsby</text:span> que permiten construir sitios estáticos con componentes reutilizables para el <text:span text:style-name="Source_20_Text">header</text:span> y <text:span text:style-name="Source_20_Text">footer</text:span>.</text:p>
        </text:list-item>
        <text:list-item>
          <text:p text:style-name="P15"><text:span text:style-name="Strong_20_Emphasis">Ventajas:</text:span> Estos frameworks te permiten definir un único <text:span text:style-name="Source_20_Text">header</text:span> y <text:span text:style-name="Source_20_Text">footer</text:span>, que se incluyen automáticamente en todas las páginas durante el proceso de construcción del sitio. Así, no necesitas duplicar código y los archivos generados son óptimos para la accesibilidad.</text:p>
        </text:list-item>
      </text:list>
      <text:p text:style-name="P7"/>
      <text:p text:style-name="P6"/>
      <text:p text:style-name="P6">2.Asincronía:</text:p>
      <text:p text:style-name="P12"><text:span text:style-name="T10">Para cargar el </text:span><text:span text:style-name="Source_20_Text"><text:span text:style-name="T10">header</text:span></text:span><text:span text:style-name="T10"> y </text:span><text:span text:style-name="Source_20_Text"><text:span text:style-name="T10">footer</text:span></text:span><text:span text:style-name="T10"> de manera sincrónica antes del contenido principal, puedes asegurarte de que estos elementos se carguen y se inserten en el DOM antes de cualquier interacción significativa del usuario, como la carga del contenido principal en la sección </text:span><text:span text:style-name="Source_20_Text"><text:span text:style-name="T10">&lt;main&gt;</text:span></text:span><text:span text:style-name="T10">.</text:span></text:p>
      <text:p text:style-name="P14">Aquí te explico cómo lograrlo:</text:p>
      <text:h text:style-name="Heading_20_3" text:outline-level="3"><text:span text:style-name="T10">1. </text:span><text:span text:style-name="Strong_20_Emphasis"><text:span text:style-name="T10">Cargar </text:span></text:span><text:span text:style-name="Strong_20_Emphasis"><text:span text:style-name="Source_20_Text"><text:span text:style-name="T10">header</text:span></text:span></text:span><text:span text:style-name="Strong_20_Emphasis"><text:span text:style-name="T10"> y </text:span></text:span><text:span text:style-name="Strong_20_Emphasis"><text:span text:style-name="Source_20_Text"><text:span text:style-name="T10">footer</text:span></text:span></text:span><text:span text:style-name="Strong_20_Emphasis"><text:span text:style-name="T10"> antes de la función </text:span></text:span><text:span text:style-name="Strong_20_Emphasis"><text:span text:style-name="Source_20_Text"><text:span text:style-name="T10">loadContent</text:span></text:span></text:span><text:span text:style-name="Strong_20_Emphasis"><text:span text:style-name="T10">:</text:span></text:span></text:h>
      <text:list xml:id="list1018718691" text:style-name="L1">
        <text:list-item>
          <text:p text:style-name="P9"><text:span text:style-name="T10">Asegúrate de que el código que carga el </text:span><text:span text:style-name="Source_20_Text"><text:span text:style-name="T10">header</text:span></text:span><text:span text:style-name="T10"> y </text:span><text:span text:style-name="Source_20_Text"><text:span text:style-name="T10">footer</text:span></text:span><text:span text:style-name="T10"> se ejecute y complete antes de cualquier otra acción en la página, como la carga del contenido principal.</text:span></text:p>
        </text:list-item>
      </text:list>
      <text:h text:style-name="Heading_20_3" text:outline-level="3"><text:span text:style-name="T10">2. </text:span><text:span text:style-name="Strong_20_Emphasis"><text:span text:style-name="T10">Usar </text:span></text:span><text:span text:style-name="Strong_20_Emphasis"><text:span text:style-name="Source_20_Text"><text:span text:style-name="T10">async</text:span></text:span></text:span><text:span text:style-name="Strong_20_Emphasis"><text:span text:style-name="T10"> y </text:span></text:span><text:span text:style-name="Strong_20_Emphasis"><text:span text:style-name="Source_20_Text"><text:span text:style-name="T10">await</text:span></text:span></text:span><text:span text:style-name="Strong_20_Emphasis"><text:span text:style-name="T10"> para Asegurar la Carga Sincrónica:</text:span></text:span></text:h>
      <text:list xml:id="list3624444384" text:style-name="L2">
        <text:list-item>
          <text:p text:style-name="P10"><text:span text:style-name="T10">Puedes usar </text:span><text:span text:style-name="Source_20_Text"><text:span text:style-name="T10">async</text:span></text:span><text:span text:style-name="T10"> y </text:span><text:span text:style-name="Source_20_Text"><text:span text:style-name="T10">await</text:span></text:span><text:span text:style-name="T10"> para asegurarte de que el </text:span><text:span text:style-name="Source_20_Text"><text:span text:style-name="T10">header</text:span></text:span><text:span text:style-name="T10"> y el </text:span><text:span text:style-name="Source_20_Text"><text:span text:style-name="T10">footer</text:span></text:span><text:span text:style-name="T10"> se carguen completamente antes de cargar el contenido principal.</text:span></text:p>
        </text:list-item>
      </text:list>
      <text:p text:style-name="P14">Aquí tienes un ejemplo de cómo hacerlo:</text:p>
      <text:p text:style-name="P2">html</text:p>
      <text:p text:style-name="P2">Copia el codi</text:p>
      <text:p text:style-name="P3"><text:span text:style-name="Source_20_Text"><text:span text:style-name="T10">&lt;!DOCTYPE html&gt;</text:span></text:span></text:p>
      <text:p text:style-name="P3"><text:span text:style-name="Source_20_Text"><text:span text:style-name="T10">&lt;html lang="en"&gt;</text:span></text:span></text:p>
      <text:p text:style-name="P3"><text:span text:style-name="Source_20_Text"><text:span text:style-name="T10">&lt;head&gt;</text:span></text:span></text:p>
      <text:p text:style-name="P3"><text:span text:style-name="Source_20_Text"><text:span text:style-name="T10"><text:s text:c="4"/>&lt;meta charset="UTF-8"&gt;</text:span></text:span></text:p>
      <text:p text:style-name="P3"><text:span text:style-name="Source_20_Text"><text:span text:style-name="T10"><text:s text:c="4"/>&lt;meta name="viewport" content="width=device-width, initial-scale=1.0"&gt;</text:span></text:span></text:p>
      <text:p text:style-name="P3"><text:span text:style-name="Source_20_Text"><text:span text:style-name="T10"><text:s text:c="4"/>&lt;link rel="stylesheet" href="style.css"&gt;</text:span></text:span></text:p>
      <text:p text:style-name="P3"><text:span text:style-name="Source_20_Text"><text:span text:style-name="T10"><text:s text:c="4"/>&lt;script src="https://cdn.tailwindcss.com"&gt;&lt;/script&gt;</text:span></text:span></text:p>
      <text:p text:style-name="P3"><text:span text:style-name="Source_20_Text"><text:span text:style-name="T10"><text:s text:c="4"/>&lt;link rel="icon" type="image/png" sizes="16x16" href="/segundoFavIcon/favicon-16x16.png"&gt;</text:span></text:span></text:p>
      <text:p text:style-name="P3"><text:span text:style-name="Source_20_Text"><text:span text:style-name="T10"><text:s text:c="4"/>&lt;link rel="icon" type="image/png" sizes="32x32" href="/segundoFavIcon/favicon-32x32.png"&gt;</text:span></text:span></text:p>
      <text:p text:style-name="P3"><text:span text:style-name="Source_20_Text"><text:span text:style-name="T10"><text:s text:c="4"/>&lt;link rel="apple-touch-icon" sizes="180x180" href="/segundoFavIcon/apple-touch-icon.png"&gt;</text:span></text:span></text:p>
      <text:p text:style-name="P3"><text:span text:style-name="Source_20_Text"><text:span text:style-name="T10"><text:s text:c="4"/>&lt;link rel="icon" type="image/png" sizes="192x192" href="/segundoFavIcon/android-chrome-192x192.png"&gt;</text:span></text:span></text:p>
      <text:p text:style-name="P3"><text:span text:style-name="Source_20_Text"><text:span text:style-name="T10"><text:s text:c="4"/>&lt;link rel="icon" type="image/png" sizes="512x512" href="/segundoFavIcon/android-chrome-512x512.png"&gt;</text:span></text:span></text:p>
      <text:p text:style-name="P3"><text:span text:style-name="Source_20_Text"><text:span text:style-name="T10"><text:s text:c="4"/>&lt;link rel="manifest" href="/segundoFavIcon/site.webmanifest"&gt;</text:span></text:span></text:p>
      <text:p text:style-name="P3"><text:span text:style-name="Source_20_Text"><text:span text:style-name="T10"><text:s text:c="4"/>&lt;title&gt;Games&lt;/title&gt;</text:span></text:span></text:p>
      <text:p text:style-name="P3"><text:soft-page-break/><text:span text:style-name="Source_20_Text"><text:span text:style-name="T10">&lt;/head&gt;</text:span></text:span></text:p>
      <text:p text:style-name="P3"><text:span text:style-name="Source_20_Text"><text:span text:style-name="T10">&lt;body&gt;</text:span></text:span></text:p>
      <text:p text:style-name="P3"><text:span text:style-name="Source_20_Text"><text:span text:style-name="T10"><text:s text:c="4"/>&lt;header class="header" id="header" aria-live="polite"&gt;&lt;/header&gt;</text:span></text:span></text:p>
      <text:p text:style-name="P3"><text:span text:style-name="Source_20_Text"><text:span text:style-name="T10"><text:s text:c="4"/>&lt;main id="main"&gt;&lt;/main&gt;</text:span></text:span></text:p>
      <text:p text:style-name="P3"><text:span text:style-name="Source_20_Text"><text:span text:style-name="T10"><text:s text:c="4"/>&lt;footer id="footer"&gt;&lt;/footer&gt; </text:span></text:span></text:p>
      <text:p text:style-name="P4"/>
      <text:p text:style-name="P3"><text:span text:style-name="Source_20_Text"><text:span text:style-name="T10"><text:s text:c="4"/>&lt;script src="main.js"&gt;&lt;/script&gt;</text:span></text:span></text:p>
      <text:p text:style-name="P3"><text:span text:style-name="Source_20_Text"><text:span text:style-name="T10">&lt;/body&gt;</text:span></text:span></text:p>
      <text:p text:style-name="P5"><text:span text:style-name="Source_20_Text"><text:span text:style-name="T10">&lt;/html&gt;</text:span></text:span></text:p>
      <text:h text:style-name="Heading_20_3" text:outline-level="3"><text:span text:style-name="Source_20_Text"><text:span text:style-name="T10">main.js</text:span></text:span><text:span text:style-name="T10"> con Carga Sincrónica</text:span></text:h>
      <text:p text:style-name="P2">javascript</text:p>
      <text:p text:style-name="P2">Copia el codi</text:p>
      <text:p text:style-name="P3"><text:span text:style-name="Source_20_Text"><text:span text:style-name="T10">async function loadHeaderAndFooter() {</text:span></text:span></text:p>
      <text:p text:style-name="P3"><text:span text:style-name="Source_20_Text"><text:span text:style-name="T10"><text:s text:c="4"/>// Cargar el header</text:span></text:span></text:p>
      <text:p text:style-name="P3"><text:span text:style-name="Source_20_Text"><text:span text:style-name="T10"><text:s text:c="4"/>const headerResponse = await fetch('header.html');</text:span></text:span></text:p>
      <text:p text:style-name="P3"><text:span text:style-name="Source_20_Text"><text:span text:style-name="T10"><text:s text:c="4"/>const headerData = await headerResponse.text();</text:span></text:span></text:p>
      <text:p text:style-name="P3"><text:span text:style-name="Source_20_Text"><text:span text:style-name="T10"><text:s text:c="4"/>document.getElementById('header').innerHTML = headerData;</text:span></text:span></text:p>
      <text:p text:style-name="P4"/>
      <text:p text:style-name="P3"><text:span text:style-name="Source_20_Text"><text:span text:style-name="T10"><text:s text:c="4"/>// Cargar el footer</text:span></text:span></text:p>
      <text:p text:style-name="P3"><text:span text:style-name="Source_20_Text"><text:span text:style-name="T10"><text:s text:c="4"/>const footerResponse = await fetch('footer.html');</text:span></text:span></text:p>
      <text:p text:style-name="P3"><text:span text:style-name="Source_20_Text"><text:span text:style-name="T10"><text:s text:c="4"/>const footerData = await footerResponse.text();</text:span></text:span></text:p>
      <text:p text:style-name="P3"><text:span text:style-name="Source_20_Text"><text:span text:style-name="T10"><text:s text:c="4"/>document.getElementById('footer').innerHTML = footerData;</text:span></text:span></text:p>
      <text:p text:style-name="P3"><text:span text:style-name="Source_20_Text"><text:span text:style-name="T10">}</text:span></text:span></text:p>
      <text:p text:style-name="P4"/>
      <text:p text:style-name="P3"><text:span text:style-name="Source_20_Text"><text:span text:style-name="T10">async function loadContent(page) {</text:span></text:span></text:p>
      <text:p text:style-name="P3"><text:span text:style-name="Source_20_Text"><text:span text:style-name="T10"><text:s text:c="4"/>// Lógica para cargar el contenido principal basado en la página seleccionada</text:span></text:span></text:p>
      <text:p text:style-name="P3"><text:span text:style-name="Source_20_Text"><text:span text:style-name="T10"><text:s text:c="4"/>let pageUrl = '';</text:span></text:span></text:p>
      <text:p text:style-name="P4"/>
      <text:p text:style-name="P3"><text:span text:style-name="Source_20_Text"><text:span text:style-name="T10"><text:s text:c="4"/>if (page === 'Home') {</text:span></text:span></text:p>
      <text:p text:style-name="P3"><text:span text:style-name="Source_20_Text"><text:span text:style-name="T10"><text:s text:c="8"/>pageUrl = 'home.html';</text:span></text:span></text:p>
      <text:p text:style-name="P3"><text:span text:style-name="Source_20_Text"><text:span text:style-name="T10"><text:s text:c="4"/>} else if (page === 'Chat') {</text:span></text:span></text:p>
      <text:p text:style-name="P3"><text:span text:style-name="Source_20_Text"><text:span text:style-name="T10"><text:s text:c="8"/>pageUrl = 'chat.html';</text:span></text:span></text:p>
      <text:p text:style-name="P3"><text:span text:style-name="Source_20_Text"><text:span text:style-name="T10"><text:s text:c="4"/>} else if (page === 'Mis juegos') {</text:span></text:span></text:p>
      <text:p text:style-name="P3"><text:span text:style-name="Source_20_Text"><text:span text:style-name="T10"><text:s text:c="8"/>pageUrl = 'misJuegos.html';</text:span></text:span></text:p>
      <text:p text:style-name="P3"><text:span text:style-name="Source_20_Text"><text:span text:style-name="T10"><text:s text:c="4"/>} else if (page === 'Mi usuario') {</text:span></text:span></text:p>
      <text:p text:style-name="P3"><text:span text:style-name="Source_20_Text"><text:span text:style-name="T10"><text:s text:c="8"/>pageUrl = 'miUsuario.html';</text:span></text:span></text:p>
      <text:p text:style-name="P3"><text:span text:style-name="Source_20_Text"><text:span text:style-name="T10"><text:s text:c="4"/>}</text:span></text:span></text:p>
      <text:p text:style-name="P4"/>
      <text:p text:style-name="P3"><text:span text:style-name="Source_20_Text"><text:span text:style-name="T10"><text:s text:c="4"/>if (pageUrl) {</text:span></text:span></text:p>
      <text:p text:style-name="P3"><text:span text:style-name="Source_20_Text"><text:span text:style-name="T10"><text:s text:c="8"/>const response = await fetch(pageUrl);</text:span></text:span></text:p>
      <text:p text:style-name="P3"><text:span text:style-name="Source_20_Text"><text:span text:style-name="T10"><text:s text:c="8"/>const data = await response.text();</text:span></text:span></text:p>
      <text:p text:style-name="P3"><text:span text:style-name="Source_20_Text"><text:span text:style-name="T10"><text:s text:c="8"/>document.getElementById('main').innerHTML = data;</text:span></text:span></text:p>
      <text:p text:style-name="P3"><text:span text:style-name="Source_20_Text"><text:span text:style-name="T10"><text:s text:c="4"/>}</text:span></text:span></text:p>
      <text:p text:style-name="P3"><text:span text:style-name="Source_20_Text"><text:span text:style-name="T10">}</text:span></text:span></text:p>
      <text:p text:style-name="P4"/>
      <text:p text:style-name="P3"><text:span text:style-name="Source_20_Text"><text:span text:style-name="T10">async function initializePage() {</text:span></text:span></text:p>
      <text:p text:style-name="P3"><text:span text:style-name="Source_20_Text"><text:span text:style-name="T10"><text:s text:c="4"/>await loadHeaderAndFooter(); // Asegura que el header y footer se carguen primero</text:span></text:span></text:p>
      <text:p text:style-name="P3"><text:span text:style-name="Source_20_Text"><text:span text:style-name="T10"><text:s text:c="4"/>await loadContent('Home'); <text:s text:c="2"/>// Luego carga el contenido principal</text:span></text:span></text:p>
      <text:p text:style-name="P3"><text:span text:style-name="Source_20_Text"><text:span text:style-name="T10">}</text:span></text:span></text:p>
      <text:p text:style-name="P4"/>
      <text:p text:style-name="P5"><text:span text:style-name="Source_20_Text"><text:span text:style-name="T10">initializePage(); // Inicia la carga de la página</text:span></text:span></text:p>
      <text:h text:style-name="P1" text:outline-level="3"><text:soft-page-break/>Explicación</text:h>
      <text:list xml:id="list1442579408" text:style-name="L3">
        <text:list-item>
          <text:p text:style-name="P11"><text:span text:style-name="Strong_20_Emphasis"><text:span text:style-name="Source_20_Text"><text:span text:style-name="T10">async</text:span></text:span></text:span><text:span text:style-name="Strong_20_Emphasis"><text:span text:style-name="T10"> y </text:span></text:span><text:span text:style-name="Strong_20_Emphasis"><text:span text:style-name="Source_20_Text"><text:span text:style-name="T10">await</text:span></text:span></text:span><text:span text:style-name="Strong_20_Emphasis"><text:span text:style-name="T10">:</text:span></text:span><text:span text:style-name="T10"> Usando </text:span><text:span text:style-name="Source_20_Text"><text:span text:style-name="T10">async</text:span></text:span><text:span text:style-name="T10"> y </text:span><text:span text:style-name="Source_20_Text"><text:span text:style-name="T10">await</text:span></text:span><text:span text:style-name="T10">, puedes controlar la ejecución del código de manera que la carga del </text:span><text:span text:style-name="Source_20_Text"><text:span text:style-name="T10">header</text:span></text:span><text:span text:style-name="T10"> y </text:span><text:span text:style-name="Source_20_Text"><text:span text:style-name="T10">footer</text:span></text:span><text:span text:style-name="T10"> termine antes de pasar a la carga del contenido principal. El navegador esperará a que se completen las operaciones asincrónicas antes de continuar.</text:span></text:p>
        </text:list-item>
        <text:list-item>
          <text:p text:style-name="P11"><text:span text:style-name="Strong_20_Emphasis"><text:span text:style-name="Source_20_Text"><text:span text:style-name="T10">initializePage</text:span></text:span></text:span><text:span text:style-name="T10">: Esta función se encarga de orquestar la carga del </text:span><text:span text:style-name="Source_20_Text"><text:span text:style-name="T10">header</text:span></text:span><text:span text:style-name="T10">, </text:span><text:span text:style-name="Source_20_Text"><text:span text:style-name="T10">footer</text:span></text:span><text:span text:style-name="T10">, y el contenido principal. Llama a </text:span><text:span text:style-name="Source_20_Text"><text:span text:style-name="T10">loadHeaderAndFooter()</text:span></text:span><text:span text:style-name="T10"> primero, asegurando que el </text:span><text:span text:style-name="Source_20_Text"><text:span text:style-name="T10">header</text:span></text:span><text:span text:style-name="T10"> y </text:span><text:span text:style-name="Source_20_Text"><text:span text:style-name="T10">footer</text:span></text:span><text:span text:style-name="T10"> estén listos, y solo después carga el contenido principal con </text:span><text:span text:style-name="Source_20_Text"><text:span text:style-name="T10">loadContent('Home')</text:span></text:span><text:span text:style-name="T10">.</text:span></text:p>
        </text:list-item>
      </text:list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8-08T11:33:23.582000000</meta:creation-date>
    <dc:date>2024-08-08T11:35:09.324000000</dc:date>
    <meta:editing-duration>PT1M46S</meta:editing-duration>
    <meta:editing-cycles>1</meta:editing-cycles>
    <meta:document-statistic meta:table-count="0" meta:image-count="0" meta:object-count="0" meta:page-count="3" meta:paragraph-count="76" meta:word-count="525" meta:character-count="4189" meta:non-whitespace-character-count="3549"/>
    <meta:generator>Document_Manager_Pro/6.3.5.2$Windows_x86 LibreOffice_project/</meta:generator>
  </office:meta>
</office:document-meta>
</file>